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44pt"/>
    </style:style>
    <style:style style:name="co2" style:family="table-column">
      <style:table-column-properties fo:break-before="auto" style:column-width="81.89pt"/>
    </style:style>
    <style:style style:name="co3" style:family="table-column">
      <style:table-column-properties fo:break-before="auto" style:column-width="97.4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st Analys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udget</text:p>
          </table:table-cell>
          <table:table-cell office:value-type="string" calcext:value-type="string">
            <text:p>Blaster</text:p>
          </table:table-cell>
          <table:table-cell office:value-type="string" calcext:value-type="string">
            <text:p>Blue Sk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000m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6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ce/Cell = $1.5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Capacity</text:p>
          </table:table-cell>
          <table:table-cell office:value-type="string" calcext:value-type="string">
            <text:p>50Ah</text:p>
          </table:table-cell>
          <table:table-cell office:value-type="string" calcext:value-type="string">
            <text:p>100Ah</text:p>
          </table:table-cell>
          <table:table-cell office:value-type="string" calcext:value-type="string">
            <text:p>150Ah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table:number-columns-repeated="3" office:value-type="string" calcext:value-type="string">
            <text:p>96V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eries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float" office:value="1875" calcext:value-type="float">
            <text:p>187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Golden – 890</text:p>
          </table:table-cell>
          <table:table-cell office:value-type="string" calcext:value-type="string">
            <text:p>Sevcon-1150</text:p>
          </table:table-cell>
          <table:table-cell office:value-type="string" calcext:value-type="string">
            <text:p>Golden-1500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/>
          <table:table-cell office:value-type="string" calcext:value-type="string">
            <text:p>Golden 20KW-1590</text:p>
          </table:table-cell>
          <table:table-cell/>
        </table:table-row>
        <table:table-row table:style-name="ro1">
          <table:table-cell office:value-type="string" calcext:value-type="string">
            <text:p>Charger</text:p>
          </table:table-cell>
          <table:table-cell/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DCDC</text:p>
          </table:table-cell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2"/>
          <table:table-cell table:formula="of:=SUM([.C15];[.C16]; 1590; 1150;[.C11])" office:value-type="float" office:value="5475" calcext:value-type="float">
            <text:p>54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 style:data-style-name="N2" text:time-value="00:13:36.8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01:17:37.230000000</meta:creation-date>
    <dc:date>2016-07-21T02:07:33.655000000</dc:date>
    <meta:editing-duration>P1DT2H7M40S</meta:editing-duration>
    <meta:editing-cycles>2</meta:editing-cycles>
    <meta:generator>LibreOffice/4.4.3.2$Windows_x86 LibreOffice_project/88805f81e9fe61362df02b9941de8e38a9b5fd16</meta:generator>
    <meta:document-statistic meta:table-count="1" meta:cell-count="36" meta:object-count="0"/>
  </office:meta>
</office:document-meta>
</file>